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3" style:family="table">
      <style:table-properties style:width="16.644cm" fo:margin-left="1.111cm" table:align="left" style:writing-mode="lr-tb"/>
    </style:style>
    <style:style style:name="Tableau3.A" style:family="table-column">
      <style:table-column-properties style:column-width="16.644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132cm" fo:border-left="0.5pt solid #000000" fo:border-right="0.5pt solid #000000" fo:border-top="0.5pt solid #000000" fo:border-bottom="none" style:writing-mode="lr-tb"/>
    </style:style>
    <style:style style:name="Tableau3.A2" style:family="table-cell">
      <style:table-cell-properties style:vertical-align="top" fo:padding="0.132cm" fo:border-left="0.5pt solid #000000" fo:border-right="0.5pt solid #000000" fo:border-top="none" fo:border-bottom="0.5pt solid #000000" style:writing-mode="lr-tb"/>
    </style:style>
    <style:style style:name="P1" style:family="paragraph" style:parent-style-name="Heading_20_1">
      <style:paragraph-properties fo:margin-left="0cm" fo:margin-right="0cm" fo:text-align="start" style:justify-single-word="false" fo:text-indent="0cm" style:auto-text-indent="false" style:snap-to-layout-grid="false">
        <style:tab-stops>
          <style:tab-stop style:position="16.233cm" style:type="right"/>
        </style:tab-stops>
      </style:paragraph-properties>
      <style:text-properties fo:font-size="12pt" officeooo:paragraph-rsid="002538d3" style:font-size-asian="12pt" style:font-name-complex="Arial" style:font-size-complex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2538d3"/>
    </style:style>
    <style:style style:name="P3" style:family="paragraph" style:parent-style-name="Normal_20__28_Web_29_">
      <style:paragraph-properties fo:margin-top="0cm" fo:margin-bottom="0cm" loext:contextual-spacing="false" style:snap-to-layout-grid="false"/>
      <style:text-properties style:font-name="Arial" fo:font-weight="bold" officeooo:rsid="004b8916" officeooo:paragraph-rsid="004b8916" style:font-weight-asian="bold" style:font-name-complex="Arial" style:font-weight-complex="bold"/>
    </style:style>
    <style:style style:name="P4" style:family="paragraph" style:parent-style-name="Standard">
      <style:text-properties officeooo:rsid="001f9f1f" officeooo:paragraph-rsid="001f9f1f"/>
    </style:style>
    <style:style style:name="P5" style:family="paragraph" style:parent-style-name="Standard">
      <style:text-properties officeooo:rsid="00a6da4b" officeooo:paragraph-rsid="00a6da4b"/>
    </style:style>
    <style:style style:name="P6" style:family="paragraph" style:parent-style-name="Standard">
      <style:text-properties officeooo:rsid="00a8b230" officeooo:paragraph-rsid="00a8b230"/>
    </style:style>
    <style:style style:name="P7" style:family="paragraph" style:parent-style-name="Standard">
      <style:text-properties fo:font-weight="bold" officeooo:rsid="00a8b230" officeooo:paragraph-rsid="00a8b230" style:font-weight-asian="bold" style:font-weight-complex="bold"/>
    </style:style>
    <style:style style:name="P8" style:family="paragraph" style:parent-style-name="Standard">
      <style:text-properties officeooo:rsid="00a8b230" officeooo:paragraph-rsid="00a8b230"/>
    </style:style>
    <style:style style:name="P9" style:family="paragraph" style:parent-style-name="Standard" style:list-style-name="L2">
      <style:text-properties officeooo:rsid="00a8b230" officeooo:paragraph-rsid="00a8b230"/>
    </style:style>
    <style:style style:name="P10" style:family="paragraph" style:parent-style-name="Standard" style:list-style-name="L3">
      <style:text-properties officeooo:rsid="00a9ba7a" officeooo:paragraph-rsid="00a9ba7a"/>
    </style:style>
    <style:style style:name="P11" style:family="paragraph" style:parent-style-name="Standard">
      <style:text-properties fo:font-weight="bold" officeooo:rsid="00a6da4b" officeooo:paragraph-rsid="00a6da4b" style:font-weight-asian="bold" style:font-weight-complex="bold"/>
    </style:style>
    <style:style style:name="P12" style:family="paragraph" style:parent-style-name="Standard">
      <style:text-properties fo:font-size="11pt" style:font-size-asian="11pt" style:font-size-complex="11pt"/>
    </style:style>
    <style:style style:name="P13" style:family="paragraph" style:parent-style-name="Standard">
      <style:text-properties fo:font-size="11pt" officeooo:rsid="00ae8086" officeooo:paragraph-rsid="00ae8086" style:font-size-asian="11pt" style:font-size-complex="11pt"/>
    </style:style>
    <style:style style:name="P14" style:family="paragraph" style:parent-style-name="Standard">
      <style:text-properties fo:font-size="11pt" officeooo:rsid="00afbcc7" officeooo:paragraph-rsid="00afbcc7" style:font-size-asian="11pt" style:font-size-complex="11pt"/>
    </style:style>
    <style:style style:name="P15" style:family="paragraph" style:parent-style-name="Standard">
      <style:text-properties fo:font-size="11pt" officeooo:paragraph-rsid="00afbcc7" style:font-size-asian="11pt" style:font-size-complex="11pt"/>
    </style:style>
    <style:style style:name="P16" style:family="paragraph" style:parent-style-name="Standard">
      <style:text-properties fo:font-size="11pt" fo:font-weight="normal" officeooo:rsid="00afbcc7" officeooo:paragraph-rsid="00afbcc7" style:font-size-asian="11pt" style:font-weight-asian="normal" style:font-size-complex="11pt" style:font-weight-complex="normal"/>
    </style:style>
    <style:style style:name="P17" style:family="paragraph" style:parent-style-name="Standard">
      <style:text-properties fo:font-size="12pt" fo:font-weight="bold" officeooo:rsid="00a6da4b" officeooo:paragraph-rsid="00a6da4b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a8b230" officeooo:paragraph-rsid="00a8b230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a8b230" officeooo:paragraph-rsid="00ae8086" style:font-size-asian="12pt" style:font-weight-asian="bold" style:font-size-complex="12pt" style:font-weight-complex="bold"/>
    </style:style>
    <style:style style:name="P20" style:family="paragraph" style:parent-style-name="Standard" style:list-style-name="L4">
      <style:text-properties fo:font-size="12pt" officeooo:paragraph-rsid="00ae8086" style:font-size-asian="12pt" style:font-size-complex="12pt"/>
    </style:style>
    <style:style style:name="P21" style:family="paragraph" style:parent-style-name="Standard" style:list-style-name="L9">
      <style:text-properties fo:font-size="12pt" officeooo:paragraph-rsid="00afbcc7" style:font-size-asian="12pt" style:font-size-complex="12pt"/>
    </style:style>
    <style:style style:name="P22" style:family="paragraph" style:parent-style-name="Standard" style:list-style-name="L8">
      <style:text-properties fo:font-size="12pt" officeooo:paragraph-rsid="00afbcc7" style:font-size-asian="12pt" style:font-size-complex="12pt"/>
    </style:style>
    <style:style style:name="P23" style:family="paragraph" style:parent-style-name="Standard" style:list-style-name="L10">
      <style:text-properties fo:font-size="12pt" officeooo:paragraph-rsid="00afbcc7" style:font-size-asian="12pt" style:font-size-complex="12pt"/>
    </style:style>
    <style:style style:name="P24" style:family="paragraph" style:parent-style-name="Standard" style:list-style-name="L11">
      <style:text-properties fo:font-size="12pt" officeooo:paragraph-rsid="00afbcc7" style:font-size-asian="12pt" style:font-size-complex="12pt"/>
    </style:style>
    <style:style style:name="P25" style:family="paragraph" style:parent-style-name="Standard" style:list-style-name="L5">
      <style:text-properties fo:font-size="12pt" style:text-underline-style="solid" style:text-underline-width="auto" style:text-underline-color="font-color" officeooo:paragraph-rsid="00ae8086" style:font-size-asian="12pt" style:font-size-complex="12pt"/>
    </style:style>
    <style:style style:name="P26" style:family="paragraph" style:parent-style-name="Standard" style:list-style-name="L6">
      <style:text-properties fo:font-size="12pt" style:text-underline-style="solid" style:text-underline-width="auto" style:text-underline-color="font-color" officeooo:paragraph-rsid="00ae8086" style:font-size-asian="12pt" style:font-size-complex="12pt"/>
    </style:style>
    <style:style style:name="P27" style:family="paragraph" style:parent-style-name="Standard" style:list-style-name="L7">
      <style:text-properties fo:font-size="12pt" style:text-underline-style="solid" style:text-underline-width="auto" style:text-underline-color="font-color" officeooo:paragraph-rsid="00ae8086" style:font-size-asian="12pt" style:font-size-complex="12pt"/>
    </style:style>
    <style:style style:name="T1" style:family="text">
      <style:text-properties officeooo:rsid="004b8916"/>
    </style:style>
    <style:style style:name="T2" style:family="text">
      <style:text-properties officeooo:rsid="00a9f5ef"/>
    </style:style>
    <style:style style:name="T3" style:family="text">
      <style:text-properties officeooo:rsid="00abe0bb"/>
    </style:style>
    <style:style style:name="T4" style:family="text">
      <style:text-properties officeooo:rsid="00accf0f"/>
    </style:style>
    <style:style style:name="T5" style:family="text">
      <style:text-properties officeooo:rsid="00ae8086"/>
    </style:style>
    <style:style style:name="T6" style:family="text">
      <style:text-properties officeooo:rsid="00afbcc7"/>
    </style:style>
    <style:style style:name="T7" style:family="text">
      <style:text-properties style:text-underline-style="solid" style:text-underline-width="auto" style:text-underline-color="font-color" officeooo:rsid="00ae8086"/>
    </style:style>
    <style:style style:name="T8" style:family="text">
      <style:text-properties fo:font-size="11pt" fo:font-weight="normal" officeooo:rsid="00afbcc7" style:font-size-asian="11pt" style:font-weight-asian="normal" style:font-size-complex="11pt" style:font-weight-complex="normal"/>
    </style:style>
    <style:style style:name="T9" style:family="text">
      <style:text-properties fo:font-weight="normal" officeooo:rsid="00afbcc7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 n°<text:span text:style-name="T3">2</text:span> – <text:span text:style-name="T3">Création de tables Oracle</text:span></text:h>
      <text:h text:style-name="Heading_20_1" text:outline-level="1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h text:style-name="P1" text:outline-level="1"><text:span text:style-name="T1">Antoine Gicquel</text:span><text:tab/><text:span text:style-name="T4">03/02/17</text:span></text:h>
          </table:table-cell>
        </table:table-row>
        <table:table-row table:style-name="Tableau3.1">
          <table:table-cell table:style-name="Tableau3.A2" office:value-type="string">
            <text:p text:style-name="P3">Info1 - A2</text:p>
          </table:table-cell>
        </table:table-row>
      </table:table>
      <text:p text:style-name="P2"/>
      <text:p text:style-name="P4"/>
      <text:p text:style-name="P17">1) Création de<text:span text:style-name="T4">s</text:span> tables</text:p>
      <text:p text:style-name="P11"/>
      <text:p text:style-name="P15"><text:span text:style-name="T6">---- SUPPRESSION DES TABLES EXISTANTES ----</text:span></text:p>
      <text:p text:style-name="P14">DROP TABLE Reservation;</text:p>
      <text:p text:style-name="P14">DROP TABLE Bateau;</text:p>
      <text:p text:style-name="P14">DROP TABLE Emplacement;</text:p>
      <text:p text:style-name="P14">DROP TABLE Proprietaire;</text:p>
      <text:p text:style-name="P14"/>
      <text:p text:style-name="P14"/>
      <text:p text:style-name="P14">---- CREATION DES TABLES ----</text:p>
      <text:p text:style-name="P14"/>
      <text:p text:style-name="P14">CREATE TABLE Proprietaire (</text:p>
      <text:p text:style-name="P14"><text:s text:c="7"/><text:tab/> <text:s text:c="4"/><text:tab/><text:tab/>identifiant<text:tab/>NUMBER(4)</text:p>
      <text:p text:style-name="P14"><text:tab/><text:tab/><text:tab/>CONSTRAINT<text:tab/>pkProprietaire PRIMARY KEY,</text:p>
      <text:p text:style-name="P14"><text:tab/><text:tab/><text:tab/>nom<text:tab/><text:tab/>VARCHAR2(20),</text:p>
      <text:p text:style-name="P14"><text:tab/><text:tab/><text:tab/>prenom<text:tab/><text:tab/>VARCHAR2(20),</text:p>
      <text:p text:style-name="P14"><text:tab/><text:tab/><text:tab/>adresse<text:tab/><text:tab/>VARCHAR2(40)</text:p>
      <text:p text:style-name="P14"><text:tab/><text:tab/><text:tab/>CONSTRAINT<text:tab/>uqAdresse1</text:p>
      <text:p text:style-name="P14"><text:tab/><text:tab/><text:tab/>UNIQUE</text:p>
      <text:p text:style-name="P14"><text:tab/><text:tab/><text:tab/> <text:s/>);</text:p>
      <text:p text:style-name="P14"/>
      <text:p text:style-name="P14">CREATE TABLE Emplacement (</text:p>
      <text:p text:style-name="P14"><text:tab/><text:tab/><text:tab/>numero<text:tab/><text:tab/>NUMBER(4)</text:p>
      <text:p text:style-name="P14"><text:tab/><text:tab/><text:tab/>CONSTRAINT<text:tab/>pkEmplacement PRIMARY KEY,</text:p>
      <text:p text:style-name="P14"><text:tab/><text:tab/><text:tab/>longueur<text:tab/>NUMBER(2)</text:p>
      <text:p text:style-name="P14"><text:tab/><text:tab/> <text:s text:c="4"/><text:tab/> );</text:p>
      <text:p text:style-name="P14"/>
      <text:p text:style-name="P14">CREATE TABLE Bateau (</text:p>
      <text:p text:style-name="P14"><text:tab/><text:tab/><text:tab/>NoImm<text:tab/><text:tab/>NUMBER(4)</text:p>
      <text:p text:style-name="P14"><text:tab/><text:tab/><text:tab/>CONSTRAINT<text:tab/>pkBateau PRIMARY KEY,</text:p>
      <text:p text:style-name="P14"><text:tab/><text:tab/><text:tab/>nom<text:tab/><text:tab/>VARCHAR2(20),</text:p>
      <text:p text:style-name="P14"><text:tab/><text:tab/><text:tab/>longeur<text:tab/><text:tab/>NUMBER(2),</text:p>
      <text:p text:style-name="P14"><text:tab/><text:tab/><text:tab/>largeur<text:tab/><text:tab/>NUMBER(2),</text:p>
      <text:p text:style-name="P14"><text:tab/><text:tab/><text:tab/>leP<text:tab/><text:tab/>NUMBER(4)</text:p>
      <text:p text:style-name="P14"><text:tab/><text:tab/><text:tab/>CONSTRAINT <text:tab/>fkLeP</text:p>
      <text:p text:style-name="P14"><text:tab/><text:tab/><text:tab/>REFERENCES<text:tab/>Proprietaire(identifiant)</text:p>
      <text:p text:style-name="P14"><text:tab/><text:tab/><text:tab/>CONSTRAINT<text:tab/>nnLeP</text:p>
      <text:p text:style-name="P14"><text:tab/><text:tab/><text:tab/>NOT NULL</text:p>
      <text:p text:style-name="P14"><text:tab/><text:tab/><text:tab/>CONSTRAINT<text:tab/>uqLeP</text:p>
      <text:p text:style-name="P14"><text:tab/><text:tab/><text:tab/>UNIQUE,</text:p>
      <text:p text:style-name="P14"><text:tab/><text:tab/><text:tab/>lEmplacement<text:tab/>NUMBER(4)</text:p>
      <text:p text:style-name="P14"><text:tab/><text:tab/><text:tab/>CONSTRAINT<text:tab/>fkLEmplacement</text:p>
      <text:p text:style-name="P14"><text:tab/><text:tab/><text:tab/>REFERENCES <text:tab/>Emplacement(numero)</text:p>
      <text:p text:style-name="P14"><text:tab/><text:tab/><text:tab/>CONSTRAINT<text:tab/>uqlEmplacement</text:p>
      <text:p text:style-name="P14"><text:tab/><text:tab/><text:tab/>UNIQUE,</text:p>
      <text:p text:style-name="P14"><text:tab/><text:tab/><text:tab/>dateDebut<text:tab/>DATE,</text:p>
      <text:p text:style-name="P14"><text:tab/><text:tab/><text:tab/>dateFin<text:tab/><text:tab/>DATE</text:p>
      <text:p text:style-name="P14"><text:tab/><text:tab/> <text:s text:c="4"/>);</text:p>
      <text:p text:style-name="P14"/>
      <text:p text:style-name="P14"><text:soft-page-break/>CREATE TABLE Reservation (</text:p>
      <text:p text:style-name="P14"><text:s text:c="7"/><text:tab/> <text:s text:c="4"/><text:tab/><text:tab/>numero<text:tab/><text:tab/>NUMBER(4)</text:p>
      <text:p text:style-name="P14"><text:tab/><text:tab/><text:tab/>CONSTRAINT<text:tab/>pkReservation PRIMARY KEY,</text:p>
      <text:p text:style-name="P14"><text:tab/><text:tab/><text:tab/>dateDebut<text:tab/>DATE,</text:p>
      <text:p text:style-name="P14"><text:tab/><text:tab/><text:tab/>dateFin<text:tab/><text:tab/>DATE,</text:p>
      <text:p text:style-name="P14"><text:tab/><text:tab/><text:tab/>leB<text:tab/><text:tab/>NUMBER(4)</text:p>
      <text:p text:style-name="P14"><text:tab/><text:tab/><text:tab/>CONSTRAINT <text:tab/>fkLeB</text:p>
      <text:p text:style-name="P14"><text:tab/><text:tab/><text:tab/>REFERENCES<text:tab/>Bateau(NoImm)</text:p>
      <text:p text:style-name="P14"><text:tab/><text:tab/><text:tab/>CONSTRAINT<text:tab/>nnLeB</text:p>
      <text:p text:style-name="P14"><text:tab/><text:tab/><text:tab/>NOT NULL,</text:p>
      <text:p text:style-name="P14"><text:tab/><text:tab/><text:tab/>lEmpl<text:tab/><text:tab/>NUMBER(4)</text:p>
      <text:p text:style-name="P14"><text:tab/><text:tab/><text:tab/>CONSTRAINT <text:tab/>fkLEmpl</text:p>
      <text:p text:style-name="P14"><text:tab/><text:tab/><text:tab/>REFERENCES<text:tab/>Emplacement(numero)</text:p>
      <text:p text:style-name="P14"><text:tab/><text:tab/><text:tab/>CONSTRAINT<text:tab/>nnLEmpl</text:p>
      <text:p text:style-name="P14"><text:tab/><text:tab/><text:tab/>NOT NULL</text:p>
      <text:p text:style-name="P14"><text:tab/><text:tab/><text:tab/> );</text:p>
      <text:p text:style-name="P5"/>
      <text:p text:style-name="P18"><text:bookmark-start text:name="__DdeLink__157_1946632217"/>2) Insertion des tuples<text:bookmark-end text:name="__DdeLink__157_1946632217"/></text:p>
      <text:p text:style-name="P6"/>
      <text:list xml:id="list7965431317823323528" text:style-name="L4">
        <text:list-item>
          <text:p text:style-name="P20"><text:span text:style-name="T7">Pour Proprietaire</text:span></text:p>
        </text:list-item>
      </text:list>
      <text:p text:style-name="P14">INSERT INTO Proprietaire VALUES (1, 'Martel', 'Benoit', '23 Rue des barbapapas') ;</text:p>
      <text:p text:style-name="P14">INSERT INTO Proprietaire VALUES (2, 'Boudet', 'Alexandre', '12 Rue des maths') ;</text:p>
      <text:p text:style-name="P14">INSERT INTO Proprietaire VALUES (3, 'Hervé', 'Maxime', '5 Impasse des sarasins') ;</text:p>
      <text:p text:style-name="P14">INSERT INTO Proprietaire VALUES (4, 'Gicquel', 'Antoine', '17 Rue des tractions') ;</text:p>
      <text:p text:style-name="P14">INSERT INTO Proprietaire VALUES (5, 'Capitaine', 'Haddock', '2 Rue du port') ;</text:p>
      <text:p text:style-name="P13"/>
      <text:list xml:id="list7355468452883471873" text:style-name="L5">
        <text:list-item>
          <text:p text:style-name="P25"><text:span text:style-name="T5">Pour Emplacement</text:span></text:p>
        </text:list-item>
      </text:list>
      <text:p text:style-name="P13">INSERT INTO Emplacement VALUES (1, 12) ;</text:p>
      <text:p text:style-name="P13">INSERT INTO Emplacement VALUES (2, 15) ;</text:p>
      <text:p text:style-name="P13">INSERT INTO Emplacement VALUES (3, 12) ;</text:p>
      <text:p text:style-name="P13">INSERT INTO Emplacement VALUES (4, 20) ;</text:p>
      <text:p text:style-name="P14">INSERT INTO Emplacement VALUES (5, 32) ;</text:p>
      <text:p text:style-name="P14">INSERT INTO Emplacement VALUES (6, 32) ;</text:p>
      <text:p text:style-name="P13"/>
      <text:list xml:id="list8207735825230514802" text:style-name="L6">
        <text:list-item>
          <text:p text:style-name="P26"><text:span text:style-name="T5">Pour Bateau</text:span></text:p>
        </text:list-item>
      </text:list>
      <text:p text:style-name="P13">INSERT INTO Bateau VALUES (0001, 'Poseidon' , 12, 4, 1, 1, TO_DATE('03/02/2017'), TO_DATE('03/04/2017') ) ;</text:p>
      <text:p text:style-name="P13">INSERT INTO Bateau VALUES (0002, 'Zeus' , 20, 5, 2, 2, TO_DATE('03/02/2017'), TO_DATE('03/05/2017') ) ;</text:p>
      <text:p text:style-name="P13">INSERT INTO Bateau VALUES (0003, 'Aphrodite' , 15, 4, 3, 3, TO_DATE('03/02/2017'), TO_DATE('03/04/2018') ) ;</text:p>
      <text:p text:style-name="P13">INSERT INTO Bateau VALUES (0004, 'Apollon' , 6, 2, 4, 4, TO_DATE('03/02/2017'), TO_DATE('15/04/2017') ) ;</text:p>
      <text:p text:style-name="P13"/>
      <text:list xml:id="list6959608423937887051" text:style-name="L7">
        <text:list-item>
          <text:p text:style-name="P27"><text:span text:style-name="T5">Pour Reservation</text:span></text:p>
        </text:list-item>
      </text:list>
      <text:p text:style-name="P13">INSERT INTO Reservation VALUES (1, TO_DATE('03/02/2017'), TO_DATE('03/04/2017'), 0001, 2) ;</text:p>
      <text:p text:style-name="P13">INSERT INTO Reservation VALUES (2, TO_DATE('03/02/2017'), TO_DATE('03/05/2017'), 0003, 4) ;</text:p>
      <text:p text:style-name="P13">INSERT INTO Reservation VALUES (3, TO_DATE('03/02/2017'), TO_DATE('03/04/2018'), 0004, 1) ;</text:p>
      <text:p text:style-name="P13">INSERT INTO Reservation VALUES (4, TO_DATE('03/02/2017'), TO_DATE('15/04/2017'), 0002, 3) ;</text:p>
      <text:p text:style-name="P13"/>
      <text:p text:style-name="P19"><text:span text:style-name="T5">3)</text:span> <text:span text:style-name="T5">Jeu de test</text:span></text:p>
      <text:p text:style-name="P19"/>
      <text:list xml:id="list5559833184360042900" text:style-name="L8">
        <text:list-item>
          <text:p text:style-name="P22"><text:span text:style-name="T9">-- Pour Proprietaire</text:span></text:p>
        </text:list-item>
      </text:list>
      <text:p text:style-name="P16">INSERT INTO Proprietaire VALUES (1, 'Carrez', 'Robin', '14 Rue des schlags') ; -- meme identifiant</text:p>
      <text:p text:style-name="P16">INSERT INTO Proprietaire VALUES (5, 'Pavart', 'Alexandre', '12 Rue des maths') ; -- meme addresse</text:p>
      <text:p text:style-name="P16"/>
      <text:list xml:id="list6208723925658173554" text:style-name="L9">
        <text:list-item>
          <text:p text:style-name="P21"><text:soft-page-break/><text:span text:style-name="T9">-- Pour Emplacement</text:span></text:p>
        </text:list-item>
      </text:list>
      <text:p text:style-name="P16">INSERT INTO Emplacement VALUES (1, 42) ; -- meme numero</text:p>
      <text:p text:style-name="P16"/>
      <text:list xml:id="list7675483739918446380" text:style-name="L10">
        <text:list-item>
          <text:p text:style-name="P23"><text:span text:style-name="T9">-- Pour Bateau</text:span></text:p>
        </text:list-item>
      </text:list>
      <text:p text:style-name="P16">INSERT INTO Bateau VALUES (0005, 'Ares' , 2, 1, 1, 5, TO_DATE('03/02/2017'), TO_DATE('03/04/2017') ) ; -- meme proprietaire</text:p>
      <text:p text:style-name="P16">INSERT INTO Bateau VALUES (0006, 'Artemis' , 2, 1, 5, 1, TO_DATE('03/02/2017'), TO_DATE('03/04/2017') ) ; -- meme emplacement</text:p>
      <text:p text:style-name="P16">INSERT INTO Bateau VALUES (0001, 'Athena' , 12, 4, 5, 5, TO_DATE('03/02/2017'), TO_DATE('03/04/2017') ) ; -- meme noImm</text:p>
      <text:p text:style-name="P16">INSERT INTO Bateau VALUES (0001, 'Demeter' , 12, 4, 5, TO_DATE('03/02/2017'), TO_DATE('03/04/2017') ) ; -- manque d'argument (NN)</text:p>
      <text:p text:style-name="P16"/>
      <text:list xml:id="list8640061986488948727" text:style-name="L11">
        <text:list-item>
          <text:p text:style-name="P24"><text:span text:style-name="T9">-- Pour Reservation</text:span></text:p>
        </text:list-item>
      </text:list>
      <text:p text:style-name="P16">INSERT INTO Reservation VALUES (1, TO_DATE('03/02/2017'), TO_DATE('03/04/2017'), 0001, 6) ; -- meme numero</text:p>
      <text:p text:style-name="P16">INSERT INTO Reservation VALUES (5, TO_DATE('03/02/2017'), TO_DATE('03/04/2017'), 0001, 6) ; -- meme bateau</text:p>
      <text:p text:style-name="P16">INSERT INTO Reservation VALUES (TO_DATE('03/02/2017'), TO_DATE('03/04/2017'), 0001, 6) ; -- manque d'argument (N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.5pt" fo:font-weight="normal" officeooo:rsid="00a6da4b" style:font-size-asian="10.5pt" style:font-weight-asian="normal" style:font-size-complex="10.5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rmal_20__28_Web_29_" style:display-name="Normal (Web)" style:family="paragraph" style:parent-style-name="Standard">
      <style:paragraph-properties fo:margin-left="0cm" fo:margin-right="0cm" fo:margin-top="0.176cm" fo:margin-bottom="0.21cm" loext:contextual-spacing="false" fo:text-align="start" style:justify-single-word="false" fo:text-indent="0cm" style:auto-text-indent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Retrait_20_article" style:display-name="Retrait article" style:family="paragraph" style:parent-style-name="Standard">
      <style:paragraph-properties fo:margin-left="1cm" fo:margin-right="0cm" fo:text-indent="0.002cm" style:auto-text-indent="false"/>
    </style:style>
    <style:style style:name="Retrait_20_1" style:display-name="Retrait 1" style:family="paragraph" style:parent-style-name="Standard">
      <style:paragraph-properties fo:margin-left="1cm" fo:margin-right="0cm" fo:text-indent="0cm" style:auto-text-indent="false"/>
    </style:style>
    <style:style style:name="Article" style:family="paragraph" style:parent-style-name="Standard" style:list-style-name="WW8Num3">
      <style:paragraph-properties fo:margin-left="0.501cm" fo:margin-right="0cm" fo:text-indent="0cm" style:auto-text-indent="false">
        <style:tab-stops>
          <style:tab-stop style:position="0.499cm"/>
        </style:tab-stops>
      </style:paragraph-properties>
    </style:style>
    <style:style style:name="Auteurs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>
        <style:tab-stops>
          <style:tab-stop style:position="16.002cm" style:type="right"/>
        </style:tab-stops>
      </style:paragraph-properties>
      <style:text-properties fo:font-size="9pt" style:font-size-asian="9pt" style:font-size-complex="9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text-indent="0cm" style:auto-text-indent="false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fo:language="zxx" fo:country="none" style:text-underline-style="solid" style:text-underline-width="auto" style:text-underline-color="font-color" style:language-asian="zxx" style:country-asian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with-next="always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Page_20_Number" style:display-name="Page Number" style:family="text" style:parent-style-name="Police_20_par_20_défaut"/>
    <style:style style:name="Correction" style:family="text" style:parent-style-name="Cmd">
      <style:text-properties fo:color="#008000"/>
    </style:style>
    <style:style style:name="Cmd" style:family="text" style:parent-style-name="Police_20_par_20_défaut">
      <style:text-properties fo:color="#000080" style:text-line-through-style="none" style:text-line-through-type="none" style:text-position="0% 100%" style:font-name="Courier New" fo:font-family="'Courier New'" style:font-family-generic="modern" fo:font-size="12pt" style:text-underline-style="none" style:font-size-asian="12pt"/>
    </style:style>
    <style:style style:name="Police_20_par_20_défaut" style:display-name="Police par défaut" style:family="text"/>
    <style:style style:name="WW8Num6z0" style:family="text">
      <style:text-properties style:use-window-font-color="true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 -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min-label-width="0.501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51cm" text:min-label-width="1.27cm"/>
        <style:text-properties fo:font-family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text:style-name="WW8Num6z0" style:num-suffix=" -" style:num-format="1">
        <style:list-level-properties text:space-before="1cm" text:min-label-width="0.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1:45:26.377535487</meta:creation-date>
    <dc:date>2017-02-03T11:16:21.097427812</dc:date>
    <meta:editing-duration>PT5H42M58S</meta:editing-duration>
    <meta:editing-cycles>56</meta:editing-cycles>
    <meta:generator>LibreOffice/5.1.6.2.0$Linux_X86_64 LibreOffice_project/10$Build-2</meta:generator>
    <meta:document-statistic meta:table-count="1" meta:image-count="0" meta:object-count="0" meta:page-count="3" meta:paragraph-count="100" meta:word-count="539" meta:character-count="4045" meta:non-whitespace-character-count="3417"/>
  </office:meta>
</office:document-meta>
</file>